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office:annotation office:display="true" draw:style-name="gr1" draw:text-style-name="P1" svg:width="1.1409in" svg:height="0.2346in" svg:x="1.1252in" svg:y="0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0.1772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0.1772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0.3543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0.5315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0.7087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0.8858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office:display="true" draw:style-name="gr1" draw:text-style-name="P1" svg:width="1.1409in" svg:height="0.2346in" svg:x="1.1252in" svg:y="1.0626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.2398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.4169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.5941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.7713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.1256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.3028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.3028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.4795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.6567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.8339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.011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.1882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.3654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.5425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.7193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.8965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.2508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.428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.428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.6051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.7823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.9594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.1362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.3134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.4906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.6677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.8449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.022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.3764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.5535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.5531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.7303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.9075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.0846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.2618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.439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.6161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.7929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.9701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.1472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.5016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.6787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.6787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.8559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.0331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.2098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.387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.5642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.7413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.9185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.0957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.2728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.6268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.8039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.8039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.9811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.1583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.3354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.5126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.6898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.8665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.0437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.2209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.398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.7524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.9295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.9295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.1067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.2835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.4606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.6378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.815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.9921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.1693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.3465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.5232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.8776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.0547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.0547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.2319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.4091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.5862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.7634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.9402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.1173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.2945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.4717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.6488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.0031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.1803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.1799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.3571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.5343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.7114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.8886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.0657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.2429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.4201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.5969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.774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.1283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.3055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.3055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.4827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.6598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.837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.0138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.1909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.3681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.5453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.7224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.8996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.2539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.4307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.4307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.6079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.785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.9622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.1394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.3165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.4937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.6705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.8476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3.0248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3.3791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3.5563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3.5563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3.7335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3.9102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4.0874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4.2646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4.4417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4.6189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4.7961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4.9732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5.1504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5.5043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5.6815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5.6815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5.8587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6.0358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6.213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6.3902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6.5673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6.7441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6.9213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7.0984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7.2756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7.6299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7.8071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7.8071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7.9839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8.161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8.3382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8.5154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8.6925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8.8697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9.0469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9.224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9.4008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9.7551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9.9323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9.9323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0.1094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0.2866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0.4638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0.6406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0.8177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0.9949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1.172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1.3492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1.5264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1.8807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2.0579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2.0575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2.2346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2.4118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2.589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2.7661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2.9433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3.1205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3.2976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3.4744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3.6516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4.0059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4.1831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4.1831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4.3602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4.5374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4.7142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4.8913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5.0685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5.2457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5.4228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5.6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5.7772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6.1315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6.3083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6.3083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6.4854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6.6626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6.8398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7.0169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7.1941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7.3713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7.548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7.7252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7.9024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8.2567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8.4339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8.4339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8.611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8.7878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8.965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9.1421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9.3193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9.4965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9.6736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39.8508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0.028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0.3819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0.5591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0.5591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0.7362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0.9134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1.0906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1.2677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1.4445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1.6217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1.7988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1.976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2.1531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2.5075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2.6846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2.6846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2.8614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3.0386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3.2157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3.3929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3.5701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3.7472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3.9244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4.1016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4.2783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4.6327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4.8098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4.8098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4.987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5.1642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5.3413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5.5181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5.6953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5.8724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6.0496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6.2268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6.4039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6.7583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6.9354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6.935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7.1122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7.2894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7.4665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7.6437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7.8209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7.998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8.1748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8.352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8.5291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8.8835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9.0606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9.0606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9.2378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9.415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9.5917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9.7689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49.9461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0.1232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0.3004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0.4776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0.6547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1.0091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1.1858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1.1858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1.363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1.5402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1.7173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1.8945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2.0717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2.2484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2.4256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2.6028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2.7799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3.1343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3.3114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3.3114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3.4886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3.6654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3.8425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4.0197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4.1969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4.374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4.5512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4.7283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4.9051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5.2594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5.4366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5.4366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5.6138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5.7909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5.9681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6.1453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6.322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6.4992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6.6764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6.8535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7.0307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7.385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7.5622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7.5622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7.739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7.9161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8.0933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8.2705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8.4476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8.6248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8.802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8.9787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9.1559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9.5102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9.6874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9.6874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59.8646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0.0417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0.2189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0.3957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0.5728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0.75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0.9272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1.1043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1.2815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1.6358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1.8126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1.8126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1.9898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2.1669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2.3441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2.5213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2.6984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2.8756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3.0524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3.2295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3.4067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3.761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3.9382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3.9382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4.1154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4.2925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4.4693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4.6465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4.8236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5.0008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5.178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5.3551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5.5323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5.8862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6.0634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6.0634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6.2406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6.4177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6.5949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6.772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6.9492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7.126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7.3031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7.4803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7.6575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8.0118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8.189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8.189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8.3657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8.5429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8.7201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8.8972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9.0744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9.2516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9.4287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9.6059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69.7827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0.137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0.3142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0.3142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0.4913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0.6685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0.8457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1.0228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1.1996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1.3768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1.5539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1.7311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1.9083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2.2626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2.4398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2.4394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2.6165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2.7937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2.9709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3.148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3.3252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3.5024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3.6795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3.8563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4.0335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4.3878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4.565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4.565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4.7421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4.9193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5.0965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5.2732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5.4504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5.6276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5.8047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5.9819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6.1591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6.5134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6.6902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6.6902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6.8673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7.0445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7.2217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7.3988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7.576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7.7531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7.9299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8.1071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8.2843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8.6386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8.8157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8.8157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8.9929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9.1697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9.3469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9.524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9.7012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79.8783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0.0555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0.2327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0.4098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0.7638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0.9409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0.9409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1.1181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1.2953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1.4724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1.6496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1.8268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2.0035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2.1807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2.3579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2.535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2.8894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3.0665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3.0665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3.2433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3.4205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3.5976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3.7748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3.952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4.1291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4.3063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4.4835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4.6602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5.0146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5.1917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5.1917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5.3689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5.5461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5.7232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5.9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6.0772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6.2543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6.4315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6.6087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6.7858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7.1402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7.3173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7.3169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7.4941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7.6713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7.8484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8.0256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8.2028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8.3799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8.5571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8.7339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8.911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9.2654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9.4425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9.4425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9.6197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9.7969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89.9736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0.1508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0.328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0.5051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0.6823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0.8594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1.0366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1.3909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1.5677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1.5677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1.7449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1.922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2.0992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2.2764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2.4535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2.6303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2.8075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2.9846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3.1618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3.5161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3.6933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3.6933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3.8705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4.0472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4.2244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4.4016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4.5787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4.7559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4.9331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5.1102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5.2874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5.6413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5.8185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5.8185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5.9957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6.1728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6.35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6.5272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6.7039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6.8811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7.0583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7.2354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7.4126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7.7669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7.9441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7.9441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8.1209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8.298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8.4752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8.6524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8.8295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9.0067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9.1839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9.3606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9.5378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99.8921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0.0693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0.0693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0.2465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0.4236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0.6008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0.7776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0.9547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1.1319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1.3091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1.4862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1.6634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2.0177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2.1949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2.1945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2.3717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2.5488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2.726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2.9031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3.0803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3.2575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3.4343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3.6114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3.7886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4.1429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4.3201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4.3201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4.4972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4.6744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4.8512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5.0283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5.2055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5.3827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5.5598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5.737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5.9142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6.2681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6.4453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6.4453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6.6224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6.7996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6.9768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7.1539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7.3311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7.5079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7.685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7.8622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8.0394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8.3937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8.5709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8.5709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8.748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8.9248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9.102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9.2791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9.4563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9.6335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9.8106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09.9878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0.1646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0.5189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0.6961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0.6961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0.8732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1.0504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1.2276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1.4047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1.5815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1.7587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1.9358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2.113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2.2902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2.6445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2.8217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2.8217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2.9984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3.1756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3.3528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3.5299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3.7071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3.8843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4.0614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4.2382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4.4154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4.7697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4.9469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4.9469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5.124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5.3012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5.4783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5.6551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5.8323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6.0094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6.1866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6.3638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6.5409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6.8953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7.072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7.072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7.2492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7.4264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7.6035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7.7807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7.9579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8.135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8.3118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8.489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8.6661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9.0205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9.1976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9.1976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9.3748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9.552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9.7287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19.9059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0.0831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0.2602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0.4374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0.6146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0.7917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1.1457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1.3228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1.3228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1.5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1.6772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1.8543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2.0315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2.2087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2.3854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2.5626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2.7398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2.9169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3.2713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3.4484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3.4484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3.6252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3.8024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3.9795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4.1567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4.3339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4.511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4.6882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4.8654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5.0421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5.3965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5.5736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5.5736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5.7508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5.928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6.1051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6.2823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6.4591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6.6362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6.8134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6.9906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7.1677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7.522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7.6992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7.6988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7.876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8.0531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8.2303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8.4075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8.5846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8.7618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8.939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9.1157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9.2929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9.6472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9.8244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29.8244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0.0016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0.1787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0.3555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0.5327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0.7098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0.887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1.0642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1.2413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1.4185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1.7728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1.9496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1.9496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2.1268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2.3039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2.4811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2.6583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2.8354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3.0126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3.1894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3.3665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3.5437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3.898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4.0752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4.0752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4.2524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4.4291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4.6063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4.7835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4.9606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5.1378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5.315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5.4921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5.6693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6.0232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6.2004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6.2004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6.3776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6.5547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6.7319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6.9091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7.0858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7.263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7.4402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7.6173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7.7945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8.1488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8.326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8.326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8.5028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8.6799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8.8571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9.0343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9.2114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9.3886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9.5657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9.7429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39.9197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0.274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0.4512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0.4512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0.6283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0.8055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0.9827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1.1594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1.3366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1.5138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1.6909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1.8681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2.0453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2.3996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2.5768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2.5764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2.7535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2.9307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3.1079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3.285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3.4622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3.6394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3.8161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3.9933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4.1705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4.5248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4.702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4.702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4.8791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5.0563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5.2331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5.4102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5.5874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5.7646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5.9417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6.1189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6.2961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6.6504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6.8272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6.8272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7.0043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7.1815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7.3587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7.5358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7.713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7.8898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8.0669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8.2441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8.4213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8.7756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8.9528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8.9528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9.1299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9.3067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9.4839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9.661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49.8382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0.0154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0.1925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0.3697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0.5469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0.9008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1.078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1.078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1.2551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1.4323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1.6094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1.7866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1.9634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2.1406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2.3177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2.4949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2.672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3.0264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3.2035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3.2035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3.3803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3.5575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3.7346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3.9118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4.089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4.2661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4.4433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4.6201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4.7972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5.1516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5.3287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5.3287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5.5059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5.6831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5.8602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6.037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6.2142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6.3913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6.5685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6.7457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6.9228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7.2772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7.4543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7.4539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7.6311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7.8083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7.9854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8.1626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8.3398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8.5169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8.6937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8.8709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9.048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9.4024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9.5795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9.5795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9.7567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59.9339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0.1106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0.2878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0.465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0.6421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0.8193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0.9965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1.1736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1.5276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1.7047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1.7047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1.8819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2.0591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2.2362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2.4134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2.5906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2.7673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2.9445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3.1217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3.2988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3.6531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3.8303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3.8303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4.0075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4.1843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4.3614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4.5386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4.7157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4.8929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5.0701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5.2472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5.424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5.7783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5.9555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5.9555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6.1327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6.3098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6.487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6.6642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6.8409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7.0181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7.1953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7.3724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7.5496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7.9039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8.0811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8.0807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8.2579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8.435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8.6122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8.7894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8.9665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9.1437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9.3209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9.4976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69.6748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0.0291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0.2063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0.2063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0.3835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0.5606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0.7378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0.9146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1.0917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1.2689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1.4461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1.6232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1.8004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2.1547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2.3315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2.3315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2.5087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2.6858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2.863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3.0402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3.2173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3.3945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3.5713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3.7484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3.9256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4.2799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4.4571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4.4571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4.6343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4.811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4.9882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5.1654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5.3425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5.5197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5.6969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5.874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6.0512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6.4051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6.5823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6.5823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6.7594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6.9366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7.1138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7.2909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7.4681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7.6449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7.822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7.9992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8.1764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8.5307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8.7079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8.7079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8.8846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9.0618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9.239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9.4161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9.5933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9.7705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79.9476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0.1248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0.3016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0.6559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0.8331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0.8331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1.0102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1.1874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1.3646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1.5413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1.7185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1.8957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2.0728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2.25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2.4272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2.7815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2.9587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2.9583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3.1354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3.3126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3.4898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3.6669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3.8441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4.0213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4.1984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4.3752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4.5524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4.9067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5.0839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5.0839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5.261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5.4382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5.615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5.7921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5.9693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6.1465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6.3236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6.5008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6.678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7.0323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7.2091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7.2091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7.3862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7.5634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7.7406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7.9177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8.0949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8.272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8.4488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8.626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8.8031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9.1575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9.3346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9.3346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9.5118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9.6886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89.8657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0.0429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0.2201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0.3972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0.5744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0.7516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0.9287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1.2827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1.4598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1.4598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1.637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1.8142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1.9913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2.1685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2.3453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2.5224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2.6996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2.8768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3.0539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3.4083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3.5854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3.5854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3.7622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3.9394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4.1165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4.2937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4.4709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4.648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4.8252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5.0024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5.1791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5.5335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5.7106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5.7106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5.8878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6.065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6.2421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6.4189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6.5961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6.7732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6.9504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7.1276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7.3047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7.6591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7.8362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7.8358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8.013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8.1902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8.3673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8.5445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8.7217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8.8988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9.0756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9.2528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9.4299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9.7843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9.9614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199.9614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0.1386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0.3157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0.4925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0.6697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0.8469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1.024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1.2012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1.3783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1.5555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1.9098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2.0866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2.0866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2.2638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2.4409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2.6181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2.7953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2.9724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3.1492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3.3264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3.5035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3.6807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4.035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4.2122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4.2122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4.3894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4.5661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4.7433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4.9205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5.0976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5.2748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5.452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5.6291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5.8059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6.1602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6.3374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6.3374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6.5146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6.6917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6.8689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7.0461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7.2228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7.4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7.5772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7.7543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7.9315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8.2858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8.463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8.463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8.6398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8.8169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8.9941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9.1713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9.3484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9.5256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9.7028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09.8795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0.0567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0.411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0.5882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0.5882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0.7654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0.9425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1.1197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1.2965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1.4736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1.6508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1.828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2.0051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2.1823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2.5366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2.7134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2.7134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2.8906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3.0677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3.2449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3.422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3.5992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3.7764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3.9531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4.1303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4.3075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4.6618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4.839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4.839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5.0161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5.1933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5.3701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5.5472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5.7244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5.9016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6.0787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6.2559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6.4331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6.787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6.9642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6.9642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7.1413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7.3185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7.4957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7.6728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7.85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8.0268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8.2039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8.3811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8.5583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8.9126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9.0898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9.0898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9.2669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9.4437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9.6209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9.798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19.9752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0.1524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0.3295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office:display="true" draw:style-name="gr1" draw:text-style-name="P1" svg:width="1.1409in" svg:height="0.2346in" svg:x="1.1252in" svg:y="220.5067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0.6835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1.0378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1.215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1.215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1.3921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1.5693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1.7465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1.9236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2.1004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2.2776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2.4547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2.6319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2.8091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3.1634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3.3406in" draw:caption-point-x="-0.2402in" draw:caption-point-y="0.1811in">
              <dc:date>2009-11-24T00:00:00</dc:date>
              <text:p text:style-name="P1"><text:span text:style-name="T1">B</text:span></text:p>
            </office:annotation>
            <text:p>B</text:p>
          </table:table-cell>
          <table:table-cell office:value-type="float" office:value="649.057375732809">
            <text:p>649.05737573280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3.3402in" draw:caption-point-x="-0.2402in" draw:caption-point-y="0.3583in">
              <dc:date>2009-11-24T00:00:00</dc:date>
              <text:p text:style-name="P1"><text:span text:style-name="T1">C</text:span></text:p>
            </office:annotation>
            <text:p>C</text:p>
          </table:table-cell>
          <table:table-cell office:value-type="float" office:value="19.8370716534555">
            <text:p>19.837071653455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3.5173in" draw:caption-point-x="-0.2402in" draw:caption-point-y="0.3583in">
              <dc:date>2009-11-24T00:00:00</dc:date>
              <text:p text:style-name="P1"><text:span text:style-name="T1">D</text:span></text:p>
            </office:annotation>
            <text:p>D</text:p>
          </table:table-cell>
          <table:table-cell office:value-type="float" office:value="350.334003102034">
            <text:p>350.3340031020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3.6945in" draw:caption-point-x="-0.2402in" draw:caption-point-y="0.3583in">
              <dc:date>2009-11-24T00:00:00</dc:date>
              <text:p text:style-name="P1"><text:span text:style-name="T1">E</text:span></text:p>
            </office:annotation>
            <text:p>E</text:p>
          </table:table-cell>
          <table:table-cell office:value-type="float" office:value="47.0857126638293">
            <text:p>47.085712663829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3.8717in" draw:caption-point-x="-0.2402in" draw:caption-point-y="0.3583in">
              <dc:date>2009-11-24T00:00:00</dc:date>
              <text:p text:style-name="P1"><text:span text:style-name="T1">F</text:span></text:p>
            </office:annotation>
            <text:p>F</text:p>
          </table:table-cell>
          <table:table-cell office:value-type="float" office:value="163.054817356169">
            <text:p>163.05481735616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4.0488in" draw:caption-point-x="-0.2402in" draw:caption-point-y="0.3583in">
              <dc:date>2009-11-24T00:00:00</dc:date>
              <text:p text:style-name="P1"><text:span text:style-name="T1">G</text:span></text:p>
            </office:annotation>
            <text:p>G</text:p>
          </table:table-cell>
          <table:table-cell office:value-type="float" office:value="885.214715730399">
            <text:p>885.21471573039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4.226in" draw:caption-point-x="-0.2402in" draw:caption-point-y="0.3583in">
              <dc:date>2009-11-24T00:00:00</dc:date>
              <text:p text:style-name="P1"><text:span text:style-name="T1">H</text:span></text:p>
            </office:annotation>
            <text:p>H</text:p>
          </table:table-cell>
          <table:table-cell office:value-type="float" office:value="611.814702861011">
            <text:p>611.81470286101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4.4031in" draw:caption-point-x="-0.2402in" draw:caption-point-y="0.3583in">
              <dc:date>2009-11-24T00:00:00</dc:date>
              <text:p text:style-name="P1"><text:span text:style-name="T1">I</text:span></text:p>
            </office:annotation>
            <text:p>I</text:p>
          </table:table-cell>
          <table:table-cell office:value-type="float" office:value="537.90097264573">
            <text:p>537.90097264573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4.5803in" draw:caption-point-x="-0.2402in" draw:caption-point-y="0.3583in">
              <dc:date>2009-11-24T00:00:00</dc:date>
              <text:p text:style-name="P1"><text:span text:style-name="T1">J</text:span></text:p>
            </office:annotation>
            <text:p>J</text:p>
          </table:table-cell>
          <table:table-cell office:value-type="float" office:value="388.301139231771">
            <text:p>388.30113923177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4.7571in" draw:caption-point-x="-0.2402in" draw:caption-point-y="0.3583in">
              <dc:date>2009-11-24T00:00:00</dc:date>
              <text:p text:style-name="P1"><text:span text:style-name="T1">K</text:span></text:p>
            </office:annotation>
            <text:p>K</text:p>
          </table:table-cell>
          <table:table-cell office:value-type="float" office:value="907.119718845934">
            <text:p>907.119718845934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4.9343in" draw:caption-point-x="-0.2402in" draw:caption-point-y="0.3583in">
              <dc:date>2009-11-24T00:00:00</dc:date>
              <text:p text:style-name="P1"><text:span text:style-name="T1">L</text:span></text:p>
            </office:annotation>
            <text:p>L</text:p>
          </table:table-cell>
          <table:table-cell office:value-type="float" office:value="516.267708037049">
            <text:p>516.267708037049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2346in" svg:x="1.1252in" svg:y="225.2886in" draw:caption-point-x="-0.2402in" draw:caption-point-y="0.1811in">
              <dc:date>2009-11-24T00:00:00</dc:date>
              <text:p text:style-name="P1"><text:span text:style-name="T1">A</text:span></text:p>
            </office:annotation>
            <text:p>A</text:p>
          </table:table-cell>
          <table:table-cell office:value-type="float" office:value="348.303623497486">
            <text:p>348.3036234974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B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4">11/24/2009</text:date>, <text:time>16:3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ohei Yoshida</meta:initial-creator>
    <meta:creation-date>2009-11-24T16:28:04</meta:creation-date>
    <dc:date>2009-11-24T16:36:21</dc:date>
    <dc:creator>Kohei Yoshida</dc:creator>
    <meta:editing-duration>PT00H04M14S</meta:editing-duration>
    <meta:editing-cycles>7</meta:editing-cycles>
    <meta:generator>OpenOffice.org/3.1$Linux OpenOffice.org_project/310m19$Build-9420</meta:generator>
    <meta:document-statistic meta:table-count="3" meta:cell-count="2548" meta:object-count="0"/>
  </office:meta>
</office:document-meta>
</file>